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adornments="Regular" style:font-pitch="variable" style:font-charset="x-symbol"/>
    <style:font-face style:name="Tahoma1" svg:font-family="Tahoma"/>
    <style:font-face style:name="Courier New" svg:font-family="'Courier New'" style:font-family-generic="modern" style:font-pitch="fixed"/>
    <style:font-face style:name="DejaVu Sans" svg:font-family="'DejaVu San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office:font-face-decls>
  <office:automatic-styles>
    <style:style style:name="P1" style:family="paragraph" style:parent-style-name="Title">
      <style:text-properties fo:font-size="40pt" style:font-size-asian="40pt" style:font-size-complex="40pt"/>
    </style:style>
    <style:style style:name="P2" style:family="paragraph" style:parent-style-name="Text_20_body">
      <style:paragraph-properties fo:text-align="center" style:justify-single-word="false"/>
    </style:style>
    <style:style style:name="P3" style:family="paragraph" style:parent-style-name="Title">
      <style:paragraph-properties fo:break-before="page"/>
    </style:style>
    <style:style style:name="P4" style:family="paragraph" style:parent-style-name="Text_20_body" style:list-style-name="L1"/>
    <style:style style:name="T1" style:family="text">
      <style:text-properties style:font-name="OpenSymbol" style:font-name-asian="OpenSymbol" style:font-name-complex="OpenSymbol"/>
    </style:style>
    <style:style style:name="T2" style:family="text">
      <style:text-properties style:use-window-font-color="tru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P1">JAMS</text:p>
      <text:p text:style-name="Subtitle">Ein Framework für die <text:line-break/>Entwicklung und Anwendung <text:line-break/>von Umweltmodellen</text:p>
      <text:p text:style-name="Text_20_body"/>
      <text:p text:style-name="Text_20_body"/>
      <text:p text:style-name="P2">Sven Kralisch</text:p>
      <text:p text:style-name="P2">Friedrich-Schiller-Universität Jena </text:p>
      <text:p text:style-name="P2">Institut für Geographie</text:p>
      <text:p text:style-name="P2">Lehrstuhl für Geoinformatik, Hydrologie und Modellierung</text:p>
      <text:p text:style-name="Text_20_body"/>
      <text:p text:style-name="P3">Einführung</text:p>
      <text:h text:style-name="Heading_20_1" text:outline-level="1">JAMS Idee</text:h>
      <text:p text:style-name="Standard">JAMS ist ein Framework zur Erzeugung komplexer Umweltmodelle aus kleinen, wohldefinierten Modellbausteinen, die jeweils einzelne Aspekte der gesamten zu betrachtenden Domäne repräsentieren.</text:p>
      <text:p text:style-name="Standard"/>
      <text:p text:style-name="Standard"/>
      <text:p text:style-name="Standard">Wo kommt JAMS her? </text:p>
      <text:p text:style-name="Standard">Wofür wurde es ursprünglich entwickelt? </text:p>
      <text:p text:style-name="Standard">Was genau heißt „Umweltmodelle“?</text:p>
      <text:h text:style-name="Heading_20_1" text:outline-level="1">Modellsysteme in der Hydrologie</text:h>
      <text:p text:style-name="Text_20_body"/>
      <text:p text:style-name="P3">Technische Voraussetzungen</text:p>
      <text:h text:style-name="Heading_20_1" text:outline-level="1"/>
      <text:p text:style-name="P3">Konzepte</text:p>
      <text:h text:style-name="Heading_20_1" text:outline-level="1">Raum und Zeit</text:h>
      <text:p text:style-name="Text_20_body">Bei der Modellierung von Umweltsystemen ist die Betrachtung der räumlichen und zeitlichen Heterogenität der betrachteten Prozesse und Parameter häufig von großem Interesse. Dabei werden Raum und Zeit zunächst <text:span text:style-name="T1">→</text:span>diskretisiert, im Anschluss können dann die Prozesse für die resultierenden <text:span text:style-name="T1">→</text:span>Raum-Zeit-Punkte simuliert werden. JAMS stellt zu diesem Zweck bereits Kontrollstrukturen für die wiederholte Simulation von Prozessen in Raum und Zeit zur Verfügung. Im Ergebnis können die zu modellierenden Prozesse vom Modellentwickler daher ohne Berücksichtigung ihrer wiederholten Ausführung in Raum und Zeit implementiert werden. Aus technischer Sicht ist somit ihre Anwendung für unterschiedliche räumliche und zeitliche Disktetisierungen möglich.</text:p>
      <text:h text:style-name="Heading_20_1" text:outline-level="1">Komponenten</text:h>
      <text:p text:style-name="Text_20_body">Jedes JAMS-Modell ist aus einer Menge von <text:span text:style-name="T1">→</text:span>Komponenten aufgebaut. Die Funktion dieser Komponenten kann dabei sowohl in ihrer thematischen Ausrichtung als auch in ihrem Umfang stark variieren.. Beispiele sind hier etwa </text:p>
      <text:list text:style-name="L1">
        <text:list-item>
          <text:p text:style-name="P4">die konzeptionelle Implementierung eines komplexen physikalischen Prozesses (z. B. Verdunstung nach Penman-Monteith),</text:p>
        </text:list-item>
        <text:list-item>
          <text:p text:style-name="P4">Funktionen zum Zugriff auf bestimmte Datenformate und -quellen,</text:p>
        </text:list-item>
        <text:list-item>
          <text:p text:style-name="P4">die Implementierung von <text:span text:style-name="T1">→</text:span>GUI-Komponenten, etwa zur Darstellung von Ergebnisdaten einer Modellierung,</text:p>
        </text:list-item>
        <text:list-item>
          <text:p text:style-name="P4">die vollständige Implementierung eines empirischen Ansatzes zur Simulation des Niederschlags-Abfluss-Verhältnisses.</text:p>
        </text:list-item>
      </text:list>
      <text:p text:style-name="Text_20_body">Jede JAMS</text:p>
      <text:p text:style-name="Text_20_body">Diese beinhalten <text:bookmark-start text:name="DDE_LINK1"/><text:span text:style-name="T1">→</text:span><text:bookmark-end text:name="DDE_LINK1"/><text:span text:style-name="T2">Methoden</text:span>, die von JAMS während der Modellausführung aufgerufen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adornments="Regular" style:font-pitch="variable" style:font-charset="x-symbol"/>
    <style:font-face style:name="Tahoma1" svg:font-family="Tahoma"/>
    <style:font-face style:name="Courier New" svg:font-family="'Courier New'" style:font-family-generic="modern" style:font-pitch="fixed"/>
    <style:font-face style:name="DejaVu Sans" svg:font-family="'DejaVu Sans'"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DejaVu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text-properties style:font-name="Times New Roman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ab-stops/>
      </style:paragraph-properties>
      <style:text-properties style:font-name="Arial" fo:font-size="14pt" style:font-name-asian="DejaVu Sans" style:font-size-asian="14pt" style:font-name-complex="Tahoma" style:font-size-complex="14pt"/>
    </style:style>
    <style:style style:name="Heading_20_1" style:display-name="Heading 1" style:family="paragraph" style:parent-style-name="Heading" style:next-style-name="Text_20_body" style:auto-update="tru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xampl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koopy</meta:initial-creator>
    <meta:creation-date>2006-08-05T22:54:26</meta:creation-date>
    <dc:creator>Skoopy</dc:creator>
    <dc:date>2006-08-07T23:51:51</dc:date>
    <dc:language>de-DE</dc:language>
    <meta:editing-cycles>24</meta:editing-cycles>
    <meta:editing-duration>PT7H34M29S</meta:editing-duration>
    <meta:user-defined meta:name="Info 1"/>
    <meta:user-defined meta:name="Info 2"/>
    <meta:user-defined meta:name="Info 3"/>
    <meta:user-defined meta:name="Info 4"/>
    <meta:document-statistic meta:table-count="0" meta:image-count="0" meta:object-count="0" meta:page-count="4" meta:paragraph-count="25" meta:word-count="261" meta:character-count="2039"/>
  </office:meta>
</office:document-meta>
</file>